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6170ec" officeooo:paragraph-rsid="006170ec"/>
    </style:style>
    <style:style style:name="P4" style:family="paragraph" style:parent-style-name="Standard">
      <style:text-properties fo:language="ru" fo:country="RU" fo:font-weight="bold" officeooo:rsid="006170ec" officeooo:paragraph-rsid="006170ec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63d882" officeooo:paragraph-rsid="0063d882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63d882" officeooo:paragraph-rsid="00669e04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63d882" officeooo:paragraph-rsid="0066d552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63d882" officeooo:paragraph-rsid="006d0f3f" style:font-weight-asian="bold" style:font-weight-complex="bold"/>
    </style:style>
    <style:style style:name="P9" style:family="paragraph" style:parent-style-name="Standard">
      <style:text-properties fo:language="ru" fo:country="RU" fo:font-weight="bold" officeooo:rsid="0063d882" officeooo:paragraph-rsid="007c7efe" style:font-weight-asian="bold" style:font-weight-complex="bold"/>
    </style:style>
    <style:style style:name="P10" style:family="paragraph" style:parent-style-name="Standard">
      <style:text-properties fo:language="ru" fo:country="RU" fo:font-weight="bold" officeooo:rsid="0063d882" officeooo:paragraph-rsid="007d938d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63d882" officeooo:paragraph-rsid="00816cfa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63d882" officeooo:paragraph-rsid="00822769" style:font-weight-asian="bold" style:font-weight-complex="bold"/>
    </style:style>
    <style:style style:name="P13" style:family="paragraph" style:parent-style-name="Standard">
      <style:text-properties fo:language="ru" fo:country="RU" fo:font-weight="normal" officeooo:rsid="006170ec" officeooo:paragraph-rsid="006170ec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6170ec" officeooo:paragraph-rsid="00624ea5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6170ec" officeooo:paragraph-rsid="0063d882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6170ec" officeooo:paragraph-rsid="00669e04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6170ec" officeooo:paragraph-rsid="006844b1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6170ec" officeooo:paragraph-rsid="006d0f3f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rsid="006170ec" officeooo:paragraph-rsid="007c7efe" style:font-weight-asian="normal" style:font-weight-complex="normal"/>
    </style:style>
    <style:style style:name="P20" style:family="paragraph" style:parent-style-name="Standard">
      <style:text-properties fo:language="ru" fo:country="RU" fo:font-weight="normal" officeooo:rsid="00624ea5" officeooo:paragraph-rsid="00624ea5" style:font-weight-asian="normal" style:font-weight-complex="normal"/>
    </style:style>
    <style:style style:name="P21" style:family="paragraph" style:parent-style-name="Standard">
      <style:text-properties fo:language="ru" fo:country="RU" fo:font-weight="normal" officeooo:rsid="0063d882" officeooo:paragraph-rsid="0063d882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63d882" officeooo:paragraph-rsid="00669e04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63d882" officeooo:paragraph-rsid="0066d552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63d882" officeooo:paragraph-rsid="006844b1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rsid="0063d882" officeooo:paragraph-rsid="006d0f3f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63d882" officeooo:paragraph-rsid="007c7efe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63d882" officeooo:paragraph-rsid="00816cfa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63d882" officeooo:paragraph-rsid="00822769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6470f6" officeooo:paragraph-rsid="006470f6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65dc8b" officeooo:paragraph-rsid="0065dc8b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669e04" officeooo:paragraph-rsid="00669e04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66d552" officeooo:paragraph-rsid="006844b1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66d552" officeooo:paragraph-rsid="006d0f3f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6844b1" officeooo:paragraph-rsid="006844b1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6844b1" officeooo:paragraph-rsid="006d0f3f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690516" officeooo:paragraph-rsid="00690516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6b5a43" officeooo:paragraph-rsid="006b5a43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6d0f3f" officeooo:paragraph-rsid="006ddfb3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6ddfb3" officeooo:paragraph-rsid="006ddfb3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6ddfb3" officeooo:paragraph-rsid="006fed06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c7efe" officeooo:paragraph-rsid="007c7efe" style:font-weight-asian="normal" style:font-weight-complex="normal"/>
    </style:style>
    <style:style style:name="P42" style:family="paragraph" style:parent-style-name="Standard">
      <style:text-properties fo:language="ru" fo:country="RU" fo:font-weight="normal" officeooo:rsid="007d938d" officeooo:paragraph-rsid="007daf43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7daf43" officeooo:paragraph-rsid="007daf43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7dc74b" officeooo:paragraph-rsid="007dc74b" style:font-weight-asian="normal" style:font-weight-complex="normal"/>
    </style:style>
    <style:style style:name="P45" style:family="paragraph" style:parent-style-name="Standard">
      <style:text-properties fo:language="ru" fo:country="RU" fo:font-weight="normal" officeooo:rsid="007dc74b" officeooo:paragraph-rsid="007f8a02" style:font-weight-asian="normal" style:font-weight-complex="normal"/>
    </style:style>
    <style:style style:name="P46" style:family="paragraph" style:parent-style-name="Standard">
      <style:text-properties fo:language="ru" fo:country="RU" fo:font-weight="normal" officeooo:rsid="00816cfa" officeooo:paragraph-rsid="00816cfa" style:font-weight-asian="normal" style:font-weight-complex="normal"/>
    </style:style>
    <style:style style:name="P47" style:family="paragraph" style:parent-style-name="Standard">
      <style:text-properties fo:language="ru" fo:country="RU" fo:font-weight="normal" officeooo:rsid="00822769" officeooo:paragraph-rsid="00822769" style:font-weight-asian="normal" style:font-weight-complex="normal"/>
    </style:style>
    <style:style style:name="P48" style:family="paragraph" style:parent-style-name="Standard">
      <style:text-properties fo:language="ru" fo:country="RU" fo:font-weight="normal" officeooo:rsid="00624ea5" officeooo:paragraph-rsid="006844b1" fo:background-color="transparent" style:font-weight-asian="normal" style:font-weight-complex="normal"/>
    </style:style>
    <style:style style:name="P49" style:family="paragraph" style:parent-style-name="Standard">
      <style:text-properties fo:font-weight="normal" officeooo:paragraph-rsid="006170ec"/>
    </style:style>
    <style:style style:name="P50" style:family="paragraph" style:parent-style-name="Standard">
      <style:text-properties fo:language="ru" fo:country="RU" fo:font-weight="normal" officeooo:rsid="007f8a02" officeooo:paragraph-rsid="007f8a02" style:font-weight-asian="normal" style:font-weight-complex="normal"/>
    </style:style>
    <style:style style:name="P51" style:family="paragraph" style:parent-style-name="Standard">
      <style:text-properties fo:language="ru" fo:country="RU" fo:font-weight="normal" officeooo:rsid="0063d882" officeooo:paragraph-rsid="0089dcaf" style:font-weight-asian="normal" style:font-weight-complex="normal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fo:language="ru" fo:country="RU" officeooo:rsid="006170ec" style:font-weight-asian="normal" style:font-weight-complex="normal"/>
    </style:style>
    <style:style style:name="T4" style:family="text">
      <style:text-properties fo:language="ru" fo:country="RU" officeooo:rsid="0066d552" style:font-weight-asian="normal" style:font-weight-complex="normal"/>
    </style:style>
    <style:style style:name="T5" style:family="text">
      <style:text-properties fo:font-variant="normal" fo:text-transform="none" fo:color="#3b4151" loext:opacity="100%" style:font-name="Liberation Serif" fo:font-size="12pt" fo:letter-spacing="normal" fo:language="ru" fo:country="RU" fo:font-style="normal" officeooo:rsid="006170ec" style:font-size-asian="12pt" style:font-weight-asian="normal" style:font-size-complex="12pt" style:font-weight-complex="normal"/>
    </style:style>
    <style:style style:name="T6" style:family="text">
      <style:text-properties officeooo:rsid="00624ea5"/>
    </style:style>
    <style:style style:name="T7" style:family="text">
      <style:text-properties officeooo:rsid="0063d882"/>
    </style:style>
    <style:style style:name="T8" style:family="text">
      <style:text-properties officeooo:rsid="0065dc8b"/>
    </style:style>
    <style:style style:name="T9" style:family="text">
      <style:text-properties officeooo:rsid="00669e04"/>
    </style:style>
    <style:style style:name="T10" style:family="text">
      <style:text-properties officeooo:rsid="0066d552"/>
    </style:style>
    <style:style style:name="T11" style:family="text">
      <style:text-properties officeooo:rsid="006844b1"/>
    </style:style>
    <style:style style:name="T12" style:family="text">
      <style:text-properties officeooo:rsid="006d0f3f"/>
    </style:style>
    <style:style style:name="T13" style:family="text">
      <style:text-properties officeooo:rsid="007c7efe"/>
    </style:style>
    <style:style style:name="T14" style:family="text">
      <style:text-properties officeooo:rsid="007d938d"/>
    </style:style>
    <style:style style:name="T15" style:family="text">
      <style:text-properties officeooo:rsid="007dc74b"/>
    </style:style>
    <style:style style:name="T16" style:family="text">
      <style:text-properties officeooo:rsid="007de6f3"/>
    </style:style>
    <style:style style:name="T17" style:family="text">
      <style:text-properties officeooo:rsid="007f8a02"/>
    </style:style>
    <style:style style:name="T18" style:family="text">
      <style:text-properties officeooo:rsid="00822769"/>
    </style:style>
    <style:style style:name="T19" style:family="text">
      <style:text-properties officeooo:rsid="0082e67e"/>
    </style:style>
    <style:style style:name="T20" style:family="text">
      <style:text-properties officeooo:rsid="0087f3ad"/>
    </style:style>
    <style:style style:name="T21" style:family="text">
      <style:text-properties officeooo:rsid="0089dc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3"/>
      <text:p text:style-name="P4">Сообщества:</text:p>
      <text:p text:style-name="P49"><text:span text:style-name="T3">1.Получить </text:span><text:span text:style-name="T4">список</text:span><text:span text:style-name="T3"> сообществ, которые не были удалены. Отсортировать по колличеству подписчиков, либо отфильтровать по типу сообщества(</text:span><text:span text:style-name="T5">SPORT, MUSIC, TECHNOLOGY…</text:span><text:span text:style-name="T3">). Предусмотрена пагинация.</text:span></text:p>
      <text:p text:style-name="P13">2. Добав<text:span text:style-name="T10">ить</text:span> <text:span text:style-name="T6">собственное</text:span> сообществ<text:span text:style-name="T10">о</text:span> текущим зарегистрированным <text:span text:style-name="T6">пользователем.</text:span></text:p>
      <text:p text:style-name="P14">3. <text:span text:style-name="T6">Обновить данные своего</text:span> сообщества текущим зарегистрированным <text:span text:style-name="T6">пользователем.</text:span></text:p>
      <text:p text:style-name="P13">4. <text:span text:style-name="T6">Удаленить сообщество из базы данных администратором.</text:span></text:p>
      <text:p text:style-name="P14">5. <text:span text:style-name="T6">Удаленить собственное сообщество </text:span>текущим зарегистрированным <text:span text:style-name="T6">пользователем, путем проставления статуса об удалении.</text:span></text:p>
      <text:p text:style-name="P13">6. <text:span text:style-name="T10">Получить список постов конкретного сообщества.</text:span></text:p>
      <text:p text:style-name="P13">7. <text:span text:style-name="T6">Подписаться на конкретное сообщество.</text:span></text:p>
      <text:p text:style-name="P20">8. Отписаться от сообщества.</text:p>
      <text:p text:style-name="P20">9. Получить список всех сообществ в базе данных админисратором.</text:p>
      <text:p text:style-name="P20">10. Получить список собственных сообществ текущим зарегистрированным пользователем.</text:p>
      <text:p text:style-name="P21">11. Получить список сообществ на которые подписан текущий зарегистрированный пользователь.</text:p>
      <text:p text:style-name="P21"/>
      <text:p text:style-name="P5">Локации:</text:p>
      <text:p text:style-name="P21">1. Все методы круд, выполняемые только администратором.</text:p>
      <text:p text:style-name="P21"/>
      <text:p text:style-name="P5">Посты сообществ:</text:p>
      <text:p text:style-name="P21">1. Получ<text:span text:style-name="T10">ить список</text:span> постов администратором.</text:p>
      <text:p text:style-name="P21">2. <text:span text:style-name="T6">Обновить данные своего </text:span>поста<text:span text:style-name="T6"> текущим зарегистрированным пользователем.</text:span></text:p>
      <text:p text:style-name="P21">3. <text:span text:style-name="T6">Удалить </text:span>пост<text:span text:style-name="T6"> из базы данных администратором.</text:span></text:p>
      <text:p text:style-name="P15"><text:span text:style-name="T7">4</text:span>. <text:span text:style-name="T6">Удалить свой пост <text:s/></text:span>текущим зарегистрированным <text:span text:style-name="T6">пользователем, путем проставления статуса об удалении.</text:span></text:p>
      <text:p text:style-name="P15"><text:span text:style-name="T7">5</text:span>. <text:span text:style-name="T10">Получить список комментариев конкретного поста.</text:span></text:p>
      <text:p text:style-name="P29">6. <text:span text:style-name="T8">Добавить собственный комментарий к какому-либо посту.</text:span></text:p>
      <text:p text:style-name="P30">7. Получ<text:span text:style-name="T10">ить</text:span> спис<text:span text:style-name="T10">ок</text:span> постов сообществ, на которые текущий зарегистрированный пользователь подписан.</text:p>
      <text:p text:style-name="P21"/>
      <text:p text:style-name="P6"><text:span text:style-name="T9">Комментарии к постам</text:span>:</text:p>
      <text:p text:style-name="P22">1. <text:span text:style-name="T9">Получить список комментариев администратором</text:span>.</text:p>
      <text:p text:style-name="P31">2. <text:span text:style-name="T6">Обновить данные своего </text:span>комментария<text:span text:style-name="T6"> текущим зарегистрированным пользователем.</text:span></text:p>
      <text:p text:style-name="P22">3. <text:span text:style-name="T6">Удалить комментарий из базы данных администратором.</text:span></text:p>
      <text:p text:style-name="P16"><text:span text:style-name="T7">4</text:span>. <text:span text:style-name="T6">Удалить свой комментарий <text:s/></text:span>текущим зарегистрированным <text:span text:style-name="T6">пользователем, путем проставления статуса об удалении.</text:span></text:p>
      <text:p text:style-name="P16"/>
      <text:p text:style-name="P7"><text:span text:style-name="T10">Приватные сообщения</text:span>:</text:p>
      <text:p text:style-name="P23">1. <text:span text:style-name="T9">Получить список приватных сообщений текущего зарегистрированного пользователя</text:span>. <text:span text:style-name="T10">Отсортировать по дате и времени.</text:span></text:p>
      <text:p text:style-name="P32">2. <text:span text:style-name="T11">Добавить новое приватное сообщение текущим зарегистрированным пользователем.</text:span></text:p>
      <text:p text:style-name="P34">3. <text:span text:style-name="T6">Обновить данные своего </text:span>приватного сообщения<text:span text:style-name="T6"> текущим зарегистрированным пользователем.</text:span></text:p>
      <text:p text:style-name="P24"><text:span text:style-name="T11">4</text:span>. <text:span text:style-name="T6">Удалить приватное сообщение из базы данных администратором.</text:span></text:p>
      <text:p text:style-name="P17"><text:soft-page-break/><text:span text:style-name="T11">5</text:span>. <text:span text:style-name="T6">Удалить свое приватное сообщение </text:span>текущим зарегистрированным <text:span text:style-name="T6">пользователем, путем проставления статуса об удалении.</text:span></text:p>
      <text:p text:style-name="P36">6. <text:span text:style-name="T7">Получить список </text:span>приватных сообщений<text:span text:style-name="T7"> администратором.</text:span></text:p>
      <text:p text:style-name="P37">7. Получить список непрочитанных приватных сообщений текущим зарегистрированным пользователем.</text:p>
      <text:p text:style-name="P22"/>
      <text:p text:style-name="P8"><text:span text:style-name="T12">Публичные сообщения</text:span>:</text:p>
      <text:p text:style-name="P25">1. <text:span text:style-name="T9">Получить список публичных сообщений текущего зарегистрированного пользователя</text:span>.</text:p>
      <text:p text:style-name="P33">2. <text:span text:style-name="T11">Добавить новое публичное сообщение текущим зарегистрированным пользователем.</text:span></text:p>
      <text:p text:style-name="P35">3. <text:span text:style-name="T6">Обновить данные своего публичного</text:span> сообщения<text:span text:style-name="T6"> текущим зарегистрированным пользователем.</text:span></text:p>
      <text:p text:style-name="P25"><text:span text:style-name="T11">4</text:span>. <text:span text:style-name="T6">Удалить публичное сообщение из базы данных администратором.</text:span></text:p>
      <text:p text:style-name="P18"><text:span text:style-name="T11">5</text:span>. <text:span text:style-name="T6">Удалить свое публичное сообщение </text:span>текущим зарегистрированным <text:span text:style-name="T6">пользователем, путем проставления статуса об удалении.</text:span></text:p>
      <text:p text:style-name="P38">6. <text:span text:style-name="T10">Получить список комментариев конкретного публичного сообщения.</text:span></text:p>
      <text:p text:style-name="P39">7. Добавить собственный комментарий к какому-либо публичному сообщению.</text:p>
      <text:p text:style-name="P40">8. Получить список публичных сообщений администратором.</text:p>
      <text:p text:style-name="P22"/>
      <text:p text:style-name="P9"><text:span text:style-name="T13">Комментарии к публичным сообщениям</text:span>:</text:p>
      <text:p text:style-name="P26">1. <text:span text:style-name="T9">Получить список комментарием к публичным сообщениям администратором</text:span>.</text:p>
      <text:p text:style-name="P41">2. <text:span text:style-name="T6">Обновить данные своего </text:span>комментария<text:span text:style-name="T6"> текущим зарегистрированным пользователем.</text:span></text:p>
      <text:p text:style-name="P26"><text:span text:style-name="T13">3</text:span>. <text:span text:style-name="T6">Удалить комментарий к публичному сообщению из базы данных администратором.</text:span></text:p>
      <text:p text:style-name="P19"><text:span text:style-name="T13">4</text:span>. <text:span text:style-name="T6">Удалить свой комментарий к публичному сообщению </text:span>текущим зарегистрированным <text:span text:style-name="T6">пользователем, путем проставления статуса об удалении.</text:span></text:p>
      <text:p text:style-name="P26"/>
      <text:p text:style-name="P5">Школы:</text:p>
      <text:p text:style-name="P21">1. Все методы круд, выполняемые только администратором.</text:p>
      <text:p text:style-name="P21"/>
      <text:p text:style-name="P5">Институты:</text:p>
      <text:p text:style-name="P21">1. Все методы круд, выполняемые только администратором.</text:p>
      <text:p text:style-name="P48"/>
      <text:p text:style-name="P10"><text:span text:style-name="T14">Профиль пользователя</text:span>:</text:p>
      <text:p text:style-name="P51">1. <text:span text:style-name="T9">Получить список профилей </text:span><text:span text:style-name="T20">зарегистрируемых</text:span><text:span text:style-name="T9"> пользователей. Отфильтровать по возрасту, по вузу, по школе, по локации. </text:span><text:span text:style-name="T17">Отсортировать по фамилии, дате регистрации. </text:span></text:p>
      <text:p text:style-name="P42">2. <text:span text:style-name="T6">Обновить данные своего профиля текущим зарегистрированным пользователем.</text:span></text:p>
      <text:p text:style-name="P43">3. <text:span text:style-name="T15">Получить детали профиля пользователя.</text:span></text:p>
      <text:p text:style-name="P44">4. <text:span text:style-name="T6">Удалить </text:span>профиль пользователя<text:span text:style-name="T6"> из базы данных администратором.</text:span></text:p>
      <text:p text:style-name="P44">5. Получить приватные сообщения с конкретным пользователем, так называемый диалог.</text:p>
      <text:p text:style-name="P44"><text:span text:style-name="T21">6</text:span>. Получить профиль пользователя, у которого в ближайшее время день рождение.</text:p>
      <text:p text:style-name="P44"><text:span text:style-name="T21">7</text:span>. Удалить профиль пользователя из своих друзей.</text:p>
      <text:p text:style-name="P44"><text:span text:style-name="T21">8</text:span>. Подтвердить профиль пользо<text:span text:style-name="T20">в</text:span>ателя как друга.</text:p>
      <text:p text:style-name="P44"><text:span text:style-name="T21">9</text:span>. Получить список публичных сообщений пользователей-друзей.</text:p>
      <text:p text:style-name="P44">1<text:span text:style-name="T21">0</text:span>. Получить список профилей пользователей, которые сделали зайвки в друзья к текущему пользователю.</text:p>
      <text:p text:style-name="P44">1<text:span text:style-name="T21">1</text:span>. Отправить заявку в друзья к конкрекному пользователю.</text:p>
      <text:p text:style-name="P45">1<text:span text:style-name="T21">2</text:span>. <text:span text:style-name="T16">Получить список профилей пользователей-друзей текущего зарегистрированного пользователя. Отсортировать по дню рождения, имени, колличеству друзей.</text:span></text:p>
      <text:p text:style-name="P50">1<text:span text:style-name="T21">3</text:span>. Получить детали своего профиля текущего зарегистрированного пользователя.</text:p>
      <text:p text:style-name="P45"/>
      <text:p text:style-name="P11"><text:soft-page-break/><text:span text:style-name="T14">Профиль пользователя</text:span>:</text:p>
      <text:p text:style-name="P27">1. <text:span text:style-name="T9">Получить список пользователей администратором.</text:span></text:p>
      <text:p text:style-name="P46">2. <text:span text:style-name="T6">Обновить </text:span>свои<text:span text:style-name="T6"> </text:span>секюрные<text:span text:style-name="T6"> данные <text:s/>текущ</text:span>им<text:span text:style-name="T6"> зарегистрированным пользователем.</text:span></text:p>
      <text:p text:style-name="P46">3. <text:span text:style-name="T6">Удалить </text:span>пользователя<text:span text:style-name="T6"> из базы данных администратором.</text:span></text:p>
      <text:p text:style-name="P46">4. Залогиниться в систему.</text:p>
      <text:p text:style-name="P46">5. Сделать логаут.</text:p>
      <text:p text:style-name="P46">6. Получить свои секюрные данные текущим зарегисрированным пользователем.</text:p>
      <text:p text:style-name="P46">7. Зарегистрироваться в систему.</text:p>
      <text:p text:style-name="P46"/>
      <text:p text:style-name="P12"><text:span text:style-name="T18">Погодные условия</text:span>:</text:p>
      <text:p text:style-name="P28">1. <text:span text:style-name="T9">Получить список погодных условий администратором.</text:span></text:p>
      <text:p text:style-name="P47">2. <text:span text:style-name="T6">Удалить </text:span>погодное условие<text:span text:style-name="T6"> из базы данных администратором.</text:span></text:p>
      <text:p text:style-name="P47">3. <text:span text:style-name="T19">Получить погодное условие текущим зарегистрированным пользователе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2-02T21:03:48.099507123</dc:date>
    <meta:editing-duration>P1DT7H30M3S</meta:editing-duration>
    <meta:editing-cycles>52</meta:editing-cycles>
    <meta:generator>LibreOffice/7.0.2.2$Linux_X86_64 LibreOffice_project/3a01483fc371ab18cfca4bab0d636937da5eaf70</meta:generator>
    <meta:document-statistic meta:table-count="0" meta:image-count="0" meta:object-count="0" meta:page-count="3" meta:paragraph-count="81" meta:word-count="596" meta:character-count="5191" meta:non-whitespace-character-count="4672"/>
  </office:meta>
</office:document-meta>
</file>